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elem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elem.getCheck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No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NoWarn( boolean n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Eltyp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elem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elem.setCheckin( boolean 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PreserveTime( boolean 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NoCheckout( boolean c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Eltype( String e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E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Mkelem.getPreser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checkOptions( Commandline cm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CMkelem.setMaster( boolean m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getNo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